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" svg:font-family="'B Nazanin'" style:font-pitch="variable"/>
    <style:font-face style:name="B Zar" svg:font-family="'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rl-tb"/>
      <style:text-properties style:font-name="B Zar" fo:font-size="20pt" officeooo:rsid="0015cbe5" officeooo:paragraph-rsid="0015cbe5" style:font-size-asian="20pt" style:font-name-complex="B Zar" style:font-size-complex="20pt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3752in" style:auto-text-indent="false" style:page-number="auto" fo:background-color="transparent" style:writing-mode="rl-tb"/>
      <style:text-properties style:font-name="B Zar" fo:font-size="20pt" officeooo:rsid="0015cbe5" officeooo:paragraph-rsid="0015cbe5" style:font-size-asian="20pt" style:font-name-complex="B Zar" style:font-size-complex="20pt"/>
    </style:style>
    <style:style style:name="P3" style:family="paragraph" style:parent-style-name="Standard" style:list-style-name="L1">
      <style:paragraph-properties fo:text-align="justify" style:justify-single-word="false" style:writing-mode="rl-tb"/>
      <style:text-properties style:font-name="B Zar" fo:font-size="20pt" officeooo:rsid="0015cbe5" officeooo:paragraph-rsid="0015cbe5" style:font-size-asian="20pt" style:font-name-complex="B Zar" style:font-size-complex="20pt"/>
    </style:style>
    <style:style style:name="P4" style:family="paragraph" style:parent-style-name="Standard" style:list-style-name="L1">
      <style:paragraph-properties fo:text-align="justify" style:justify-single-word="false" style:writing-mode="rl-tb"/>
      <style:text-properties style:font-name="B Zar" fo:font-size="20pt" officeooo:rsid="00175883" officeooo:paragraph-rsid="00175883" style:font-size-asian="20pt" style:font-name-complex="B Zar" style:font-size-complex="20pt"/>
    </style:style>
    <style:style style:name="P5" style:family="paragraph" style:parent-style-name="Standard" style:list-style-name="L1">
      <style:paragraph-properties fo:text-align="justify" style:justify-single-word="false" style:writing-mode="rl-tb"/>
      <style:text-properties style:font-name="B Zar" fo:font-size="20pt" officeooo:rsid="0018711c" officeooo:paragraph-rsid="0018711c" style:font-size-asian="20pt" style:font-name-complex="B Zar" style:font-size-complex="20pt"/>
    </style:style>
    <style:style style:name="P6" style:family="paragraph" style:parent-style-name="Standard" style:list-style-name="L1">
      <style:paragraph-properties fo:text-align="justify" style:justify-single-word="false" style:writing-mode="rl-tb"/>
      <style:text-properties style:font-name="B Zar" fo:font-size="20pt" officeooo:rsid="001a8cbf" officeooo:paragraph-rsid="001a8cbf" style:font-size-asian="20pt" style:font-name-complex="B Zar" style:font-size-complex="20pt"/>
    </style:style>
    <style:style style:name="P7" style:family="paragraph" style:parent-style-name="Standard" style:list-style-name="L1">
      <style:paragraph-properties fo:text-align="justify" style:justify-single-word="false" style:writing-mode="rl-tb"/>
      <style:text-properties style:font-name="B Zar" fo:font-size="20pt" officeooo:rsid="001c5ff5" officeooo:paragraph-rsid="001c5ff5" style:font-size-asian="20pt" style:font-name-complex="B Zar" style:font-size-complex="20pt"/>
    </style:style>
    <style:style style:name="P8" style:family="paragraph" style:parent-style-name="Standard" style:list-style-name="L1">
      <style:paragraph-properties fo:text-align="justify" style:justify-single-word="false" style:writing-mode="rl-tb"/>
      <style:text-properties style:font-name="B Zar" fo:font-size="20pt" officeooo:rsid="001f3049" officeooo:paragraph-rsid="001f3049" style:font-size-asian="20pt" style:font-name-complex="B Zar" style:font-size-complex="20pt"/>
    </style:style>
    <style:style style:name="P9" style:family="paragraph" style:parent-style-name="Standard" style:list-style-name="L1">
      <style:paragraph-properties fo:text-align="justify" style:justify-single-word="false" style:writing-mode="rl-tb"/>
      <style:text-properties style:font-name="B Zar" fo:font-size="20pt" officeooo:rsid="00228640" officeooo:paragraph-rsid="00228640" style:font-size-asian="20pt" style:font-name-complex="B Zar" style:font-size-complex="20pt"/>
    </style:style>
    <style:style style:name="P10" style:family="paragraph" style:parent-style-name="Standard" style:list-style-name="L1">
      <style:paragraph-properties fo:text-align="justify" style:justify-single-word="false" style:writing-mode="rl-tb"/>
      <style:text-properties style:font-name="B Zar" fo:font-size="20pt" officeooo:rsid="0022ac99" officeooo:paragraph-rsid="0022ac99" style:font-size-asian="20pt" style:font-name-complex="B Zar" style:font-size-complex="20pt"/>
    </style:style>
    <style:style style:name="P11" style:family="paragraph" style:parent-style-name="Standard">
      <style:paragraph-properties fo:text-align="justify" style:justify-single-word="false" style:writing-mode="rl-tb"/>
      <style:text-properties style:font-name="B Zar" fo:font-size="20pt" officeooo:rsid="0022ac99" officeooo:paragraph-rsid="0022ac99" style:font-size-asian="20pt" style:font-name-complex="B Zar" style:font-size-complex="20pt"/>
    </style:style>
    <style:style style:name="P12" style:family="paragraph" style:parent-style-name="Standard">
      <style:paragraph-properties fo:text-align="justify" style:justify-single-word="false" style:writing-mode="rl-tb"/>
      <style:text-properties officeooo:paragraph-rsid="0022ac99"/>
    </style:style>
    <style:style style:name="P13" style:family="paragraph" style:parent-style-name="Standard" style:list-style-name="L4">
      <style:paragraph-properties fo:text-align="justify" style:justify-single-word="false" style:writing-mode="rl-tb"/>
      <style:text-properties officeooo:rsid="00235b1a" officeooo:paragraph-rsid="00235b1a"/>
    </style:style>
    <style:style style:name="T1" style:family="text">
      <style:text-properties officeooo:rsid="00175883"/>
    </style:style>
    <style:style style:name="T2" style:family="text">
      <style:text-properties officeooo:rsid="0018deae"/>
    </style:style>
    <style:style style:name="T3" style:family="text">
      <style:text-properties officeooo:rsid="001b0103"/>
    </style:style>
    <style:style style:name="T4" style:family="text">
      <style:text-properties officeooo:rsid="002120bc"/>
    </style:style>
    <style:style style:name="T5" style:family="text">
      <style:text-properties officeooo:rsid="0022ac99"/>
    </style:style>
    <style:style style:name="T6" style:family="text">
      <style:text-properties style:font-name="B Zar" fo:font-size="20pt" style:font-size-asian="20pt" style:font-name-complex="B Zar" style:font-size-complex="20pt"/>
    </style:style>
    <style:style style:name="T7" style:family="text">
      <style:text-properties style:font-name="B Zar" fo:font-size="20pt" officeooo:rsid="0022ac99" style:font-size-asian="20pt" style:font-name-complex="B Zar" style:font-size-complex="20pt"/>
    </style:style>
    <text:list-style style:name="L1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الک- مجری محترم ساختمان متعلق به آقای مرتضی میرمحمدی</text:p>
      <text:p text:style-name="P1">با سلام و احترام</text:p>
      <text:p text:style-name="P2">طی بازدید به عمل آمده از ساختمان در حال احداث شما واقع در خیابان فاطمیه کوچه متانت 2 موارد ذیل مشاهده گردید . مقتضی است نسبت به رعایت کلیه موارد و ابلاغ به پیمانکاران اقدام فرمایید . بدیهی است ادامه عملیات ساختمانی منوط به اجرای موارد مورد اشاره می باشد :</text:p>
      <text:p text:style-name="P1"/>
      <text:list xml:id="list3109256273" text:style-name="L1">
        <text:list-item>
          <text:p text:style-name="P3">حضور موثر و مستمر مجری ذیصلاح در پروژه.</text:p>
        </text:list-item>
        <text:list-item>
          <text:p text:style-name="P3">استفاده از راهروی سرپوشیده موقت در معبر عمومی مطابق با <text:span text:style-name="T1">مبحث 12 </text:span>مقررات ملی ساختمان <text:span text:style-name="T1">جهت جلوگیری از سقوط مصالح ساختمانی و ابزارآلات</text:span></text:p>
        </text:list-item>
        <text:list-item>
          <text:p text:style-name="P4">نصب تابلوی معرفی پروژه در محل ورودی کارگاه.</text:p>
        </text:list-item>
        <text:list-item>
          <text:p text:style-name="P5">محصور نمودن کارگاه جهت جلوگیری ا<text:span text:style-name="T2">ز ورود افراد متفرقه و غیر مسئول در محوطه کارگاه.</text:span></text:p>
        </text:list-item>
        <text:list-item>
          <text:p text:style-name="P6">ایجاد روشنایی - علائم و تابلوهای هشدار دهنده مناسب جهت هدایت وسایط نقلیه و عابرین در معابر امن.</text:p>
        </text:list-item>
        <text:list-item>
          <text:p text:style-name="P6">استفاده از نرده <text:span text:style-name="T3">حفاظتی موقت در راه پله ها - سطوح شیبدار و اطراف سقفها و پرتگاه های باز و چاله آسانسور و داکت ها.</text:span></text:p>
        </text:list-item>
        <text:list-item>
          <text:p text:style-name="P7">عدم به کارگیری اتباع خارجی و فاقد مدرک مهارت فنی از سازمان فنی و حرفه ای.</text:p>
        </text:list-item>
        <text:list-item>
          <text:p text:style-name="P7">الزام نمودن کارکنان به استفاده از وسایل و تجهیزات ایمنی از جمله کفش ایمنی - کلاه ایمنی - کمربند ایمنی - عینک حفاظتی - ماسک - نقاب - طناب مهار - طناب نجات - دستکش ایمنی و چکمه کار با کیفیت و استاندارد جهت شاغلین متناسب با کار آنها.</text:p>
        </text:list-item>
        <text:list-item>
          <text:p text:style-name="P7">استفاده از نردبان استاندارد و به کارگیری صحیح آن جهت جلوگیری از سقوط کارکنان.</text:p>
        </text:list-item>
        <text:list-item>
          <text:p text:style-name="P7">استفاده از بیمه شخص ثالث در کارگاه</text:p>
        </text:list-item>
        <text:list-item>
          <text:p text:style-name="P8">شناسایی خطوط انتقال برق در محوطه کارگاه و حفظ حریم آنها</text:p>
        </text:list-item>
        <text:list-item>
          <text:p text:style-name="P8">استعلام لازم از مراجع ذیربط جهت تعیین نحوه ایمن سازی قبل از شروع عملیات ساختمانی در مجاورت خطوط هوایی برق و اجرای کامل آن </text:p>
        </text:list-item>
        <text:list-item>
          <text:p text:style-name="P8">اجرای داربست به صورت دقیق کامل و مطمئن و همچنین تمهیدات لازم جهت ایجاد جایگاه کار ایمن بر روی آن - مهار کامل داربست به ساختمان و استقرار محکم آن بر روی زمین با استفاده از صفحات افقی <text:span text:style-name="T4">به نحوی که از حرکت و به هم خوردن تعادل آن جلوگیری شود - رعایت کامل حریم ممنوعه خطوط انتقال برق - استفاده از نرده حفاظتی ( نرده میانی و بالایی ) و پاخور چوبی در طرف باز جایگاههای کار لر </text:span><text:soft-page-break/><text:span text:style-name="T4">روی داربست - عدم استفاده از داربست جهت انبار کردن مصالح - ممانعت از کار بر روی داربست در مواقع نامناسب جوی مانند وزش باد شدید و باران و برف - اطمینان از به کارگیری الوارهای چوبی مرغوب و مناسب جهت داربست .</text:span></text:p>
        </text:list-item>
        <text:list-item>
          <text:p text:style-name="P9">استفاده از محل مناسب و امن جهت استقرار بالابر - مهار <text:span text:style-name="T5">کامل و</text:span>مطمئن <text:span text:style-name="T5">بالابر - اطمینان از سلامت تمامی اجزای بالابر.</text:span></text:p>
        </text:list-item>
        <text:list-item>
          <text:p text:style-name="P10">پیش بینی و تهیه جعبه کمک های اولیه در محل مناسب در کارگاه.</text:p>
        </text:list-item>
        <text:list-item>
          <text:p text:style-name="P10">پیش بینی و نصب تجهیزات اطفاء حریق در کارگاه.</text:p>
        </text:list-item>
        <text:list-item>
          <text:p text:style-name="P10">لازم به ذکر است رعایت تمامی ضوابط مبحث دوازدهم مقررات ملی ساختمان و همچنین آیین نامه حفاظتی کارگاههای ساختمانی الزامی است .</text:p>
        </text:list-item>
      </text:list>
      <text:p text:style-name="P11"/>
      <text:p text:style-name="P12"><text:span text:style-name="T7">رعایت نکات فنی و اجرایی زیر الزامی است :</text:span></text:p>
      <text:p text:style-name="P12"><text:span text:style-name="T7"/></text:p>
      <text:list xml:id="list3079011025" text:style-name="L4">
        <text:list-item>
          <text:p text:style-name="P13"><text:span text:style-name="T7">ع</text:span><text:span text:style-name="T6">مل آوری بتن</text:span></text:p>
        </text:list-item>
        <text:list-item>
          <text:p text:style-name="P13"><text:span text:style-name="T6">اسکوپ</text:span></text:p>
        </text:list-item>
        <text:list-item>
          <text:p text:style-name="P13"><text:span text:style-name="T6">پلیت و شاخک</text:span></text:p>
        </text:list-item>
        <text:list-item>
          <text:p text:style-name="P13"><text:span text:style-name="T6">آزمایشات </text:span></text:p>
        </text:list-item>
        <text:list-item>
          <text:p text:style-name="P13"><text:span text:style-name="T6">هماهنگی با ناظرین</text:span></text:p>
        </text:list-item>
        <text:list-item>
          <text:p text:style-name="P13"><text:span text:style-name="T6">....</text:span></text:p>
          <text:p text:style-name="P13"><text:span text:style-name="T6"/></text:p>
        </text:list-item>
      </text:list>
      <text:p text:style-name="P12"><text:span text:style-name="T7"/></text:p>
      <text:p text:style-name="P12"><text:span text:style-name="T7"/></text:p>
      <text:p text:style-name="P1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Nazanin" svg:font-family="'B Nazanin'" style:font-pitch="variable"/>
    <style:font-face style:name="B Zar" svg:font-family="'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043in" fo:margin-right="0.4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21:50:54.298666332</meta:creation-date>
    <meta:generator>LibreOffice/6.0.7.3$Linux_X86_64 LibreOffice_project/00m0$Build-3</meta:generator>
    <dc:date>2021-02-07T23:42:40.134103153</dc:date>
    <meta:editing-duration>PT36M12S</meta:editing-duration>
    <meta:editing-cycles>10</meta:editing-cycles>
    <meta:document-statistic meta:table-count="0" meta:image-count="0" meta:object-count="0" meta:page-count="2" meta:paragraph-count="27" meta:word-count="513" meta:character-count="2470" meta:non-whitespace-character-count="2005"/>
  </office:meta>
</office:document-meta>
</file>